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Standard">
      <style:paragraph-properties style:page-number="auto"/>
      <style:text-properties style:font-name="Georgia" fo:font-size="14pt" fo:font-weight="bold" style:font-size-asian="14pt" style:font-weight-asian="bold" style:font-size-complex="14pt" style:font-weight-complex="bold"/>
    </style:style>
    <style:style style:name="P2" style:family="paragraph" style:parent-style-name="Standard">
      <style:text-properties style:font-name="Georgia" fo:font-size="10.5pt" style:font-size-asian="10.5pt" style:font-size-complex="10.5pt"/>
    </style:style>
    <style:style style:name="P3" style:family="paragraph" style:parent-style-name="Standard">
      <style:paragraph-properties fo:text-align="center" style:justify-single-word="false"/>
      <style:text-properties style:font-name="Georgia" fo:font-size="10.5pt" style:font-size-asian="10.5pt" style:font-size-complex="10.5pt"/>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packing Your Trophies</text:p>
      <text:p text:style-name="P3"/>
      <text:p text:style-name="P2"><text:span text:style-name="T1">Read:</text:span> I Samuel 17:49-54 &amp; 21:1-9</text:p>
      <text:p text:style-name="P2"><text:s/></text:p>
      <text:p text:style-name="P2"><text:span text:style-name="T1">Text:</text:span> Psalm137:1 “By the rivers of Babylon, there we sat down, yea, we wept, when we remembered Zion.”</text:p>
      <text:p text:style-name="P2"/>
      <text:p text:style-name="P2"><text:span text:style-name="T1">Introduction:</text:span> This is going to be an illustrated sermon. I want you to catch a glimpse of a truth that can change your life. We live in a world of defeat and discouragement like I have never seen it before. This is a story of David at a time that he let fear and discouragement rule his life. I want to tell you about it.</text:p>
      <text:p text:style-name="P2"><text:span text:style-name="T1">I. David forgot what God had said:</text:span> He had been anointed to be, the next king, by Samuel. God had already spoken but David was on the run. Let me tell you something: You don’t have to fear Saul if God has already told you that you will not only outlive him but you will take his job. David should have stayed and watched the 101 ways that God would deliver him. David could have taunted Saul every time that he missed. He could have coined the phrase: “You missed me, you missed me, now you gotta kiss me.”</text:p>
      <text:p text:style-name="P2"><text:span text:style-name="T1">II. David trusted a lie rather than God’s ability.</text:span> He lied to Ahime-lech the priest. If he had told the truth he might have saved Ahimelech's life. I know that there is a conflict among Christians about whether a lie to save a life is OK. But the truth is that the ninth commandment does not come with a list of exceptions and exemptions. I believe God will honor the truth and will give us wisdom to not have to lie even if it costs us. David’s tale of a secret mission rather that the truth may have sounded better than the truth but it was still a lie. What if David had said: “Ahime-lech I am on the run from Saul. He is trying to kill me and I don’t know what to do. Could you pray for me?” Perhaps God would have told David exactly what to do.</text:p>
      <text:p text:style-name="P2"><text:span text:style-name="T1">III. David asked for a weapon:</text:span> How do you think that the sword of Goliath got to the tabernacle? Where was it in I Samuel 17? David had put it in his tent. I believe that it ended up in the Tabernacle because David had placed it there. (Take wrapped sword and hold it) (Lay it on the altar) (unroll it and hold it up). What did this particular sword do for David? It was a reminder of a time that he lived with complete trust in God. It reminded him of a time that he experienced the power of God working through him. It was a trophy moment in his life. David was trying to remind himself of a time when things were better. He carried that sword and every time he looked at it, it was a tremendous encouragement to him.</text:p>
      <text:p text:style-name="P2"><text:span text:style-name="T1">IV. What is a trophy?</text:span> It is a memento to remind us of a time that we did something out of the ordinary or something that was deemed worthy of recognition by our peers. They may mean nothing to others around us but they mean the world to us. I have brought one that Cody received for the success of the soccer team that he was on. Many homes have mantles full of trophies. We look at them and are reminded of the day that they were earned. Some trophies are in the form of certificates, plaques, or letters of recognition but they all mean that we excelled at something for a time. David’s trophy was the sword of Goliath.</text:p>
      <text:p text:style-name="P2"><text:span text:style-name="T1">V. We all have trophies:</text:span> Can you remember a time when you were lost in sin? Do you remember when Jesus came down and set you free? That is a trophy minute. Do you recall a time that you needed a miracle? Nothing else would do. Do you recall how that miracle happened? That is a trophy minute. (tell about man lift falling on me)</text:p>
      <text:p text:style-name="P2">(tell about drowning) (tell about broken arm) (tell about Anthony’s broken bone healing) (tell of house selling at just the right time). These are trophies. (talk about infertility for 10 years &amp; Mothers Day) (go to Jonathan, Anthony, Cody, and Jared) each one is a trophy of God’s ability to fill an empty mother and father’s heart. All I have to do to remember how good God is it to look at any one of my four sons.</text:p>
      <text:p text:style-name="P2"><text:span text:style-name="T1">VI. Sometimes scars are trophies:</text:span> I remember a story of a son who was always embarrassed about how his mother looked. Her neck and face were covered with scars from a severe burn. He didn’t want her to come to school events or to meet any of his friends. One day his grandfather saw his obvious discomfort at a chance meeting between the boy’s mother and one of his friends. He pulled the boy aside later and asked him: “Do you know how your mother got those scars?” He then proceeded to tell him of the house fire that his mother ran into to save her infant son. From that moment on her son never saw scars on his mothers face. He saw a trophy of his mother’s love. </text:p>
      <text:p text:style-name="P2"><text:span text:style-name="T1">Conclude:</text:span> Remember that David found Goliath’s sword in the church. Many people get so involved with doing things for God that they forget the things that God has done for them. TESTIMONY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rmon Title</dc:title>
    <meta:initial-creator>Joel Tice</meta:initial-creator>
    <meta:creation-date>2008-09-20T20:49:00</meta:creation-date>
    <dc:creator>j </dc:creator>
    <dc:date>2021-04-02T09:43:18.26</dc:date>
    <meta:print-date>2008-09-21T04:46:00</meta:print-date>
    <meta:editing-cycles>9</meta:editing-cycles>
    <meta:editing-duration>PT8H</meta:editing-duration>
    <meta:document-statistic meta:table-count="0" meta:image-count="0" meta:object-count="0" meta:page-count="1" meta:paragraph-count="13" meta:word-count="909" meta:character-count="4677"/>
    <meta:generator>OpenOffice/4.1.3$Win32 OpenOffice.org_project/413m1$Build-9783</meta:generator>
  </office:meta>
</office:document-meta>
</file>